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楷體-繁" svg:font-family="楷體-繁"/>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ize="14pt" fo:font-weight="bold" style:font-size-asian="14pt" style:font-weight-asian="bold" style:font-size-complex="14pt" style:font-weight-complex="bold"/>
    </style:style>
    <style:style style:name="T1" style:family="text">
      <style:text-properties fo:color="#000000" style:font-name="Arial Unicode MS" style:font-name-asian="Arial Unicode MS" style:font-size-asian="12pt" style:font-weight-asian="bold" style:font-name-complex="楷體-繁"/>
    </style:style>
    <style:style style:name="T2" style:family="text">
      <style:text-properties fo:color="#000000" style:font-name="Times New Roman" style:font-name-asian="Arial Unicode MS" style:font-size-asian="12pt" style:font-weight-asian="bold" style:font-name-complex="楷體-繁"/>
    </style:style>
    <style:style style:name="T3" style:family="text">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 Whom It May Concern:</text:p>
      <text:p text:style-name="P2"/>
      <text:p text:style-name="Standard"/>
      <text:p text:style-name="Standard">This letter is my personal recommendation for Jonathan Chen 陳鍾樞. Since our new CEO decided closing our business unit and I am not able to keep him working with me, I write this letter and hope can help him for finding another job. Until just recently, I have been Jonathan's immediate supervisor at Marvell company. I found him working seriously, tackling all assignments with dedication and enjoying the assignment I gave to him. His serious working attitude is a promise for our software quality and appreciated by everyone who works with her.</text:p>
      <text:p text:style-name="Standard"/>
      <text:p text:style-name="Standard">Besides being a reliable person to work with, Jonathan is a take-charge person who is able to present creative ideas and communicate the benefits. He has successfully proposed a code generation method to reduce effort in our co-simulator implementation. Our co-simulator is a over 5 years project and always have 5 persons working on it at least. His idea saves us months development and <text:span text:style-name="T3">maintains (</text:span><text:span text:style-name="T2">months/per person</text:span><text:span text:style-name="T3">), I t</text:span>hink. And more, he completed the cmake in co-simulator project as well as working very well with the initiator of cmake co-simulator project, clarify some internal employee's miss understanding of the better performance ninja v.s. cmake through providing the serious benchmark result.</text:p>
      <text:p text:style-name="Standard"/>
      <text:p text:style-name="Standard">Jonathan was an excellent and creative software developer. In addition to apply his compiler knowledge in the simulator software developing, he has written effective documents and presentation materials in terms of programming different software function. Jonathan assumed a leadership role in software development, inspiring and motivating other employees. He has proven that he can be trusted to deliver a completed project on schedule and within budget.</text:p>
      <text:p text:style-name="Standard"/>
      <text:p text:style-name="Standard">I highly recommend Jonathan for employment. He is a team player and would make a great asset to any organization.</text:p>
      <text:p text:style-name="Standard"/>
      <text:p text:style-name="Standard">Sincerely,</text:p>
      <text:p text:style-name="Standard"/>
      <text:p text:style-name="Standard">David 陳家龍, Manager </text:p>
      <text:p text:style-name="Standard"><text:a xlink:type="simple" xlink:href="mailto:chchen@marvell.com">clchen@marvell.com</text:a></text:p>
      <text:p text:style-name="Standard">(03)5165098 ext.6195345</text:p>
      <text:p text:style-name="Standard"/>
      <text:p text:style-name="P1"/>
      <text:p text:style-name="P1"><text:bookmark text:name="yui_3_10_0_1_1481169515442_268"/>Marvell Semiconductor, Inc.</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楷體-繁" svg:font-family="楷體-繁"/>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1" style:font-size-asian="12pt" style:language-asian="zh" style:country-asian="TW"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ung-Shu Chen</meta:initial-creator>
    <meta:creation-date>2016-12-08T10:53:27</meta:creation-date>
    <dc:date>2016-12-08T16:07:17</dc:date>
    <dc:creator>Chung-Shu Chen</dc:creator>
    <meta:editing-duration>PT2H3M41S</meta:editing-duration>
    <meta:editing-cycles>22</meta:editing-cycles>
    <meta:generator>OpenOffice.org/3.3$Unix OpenOffice.org_project/330m20$Build-9567</meta:generator>
    <meta:document-statistic meta:table-count="0" meta:image-count="0" meta:object-count="0" meta:page-count="1" meta:paragraph-count="10" meta:word-count="309" meta:character-count="1940"/>
  </office:meta>
</office:document-meta>
</file>